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47cm" svg:stroke-color="#5e5e5e" svg:stroke-opacity="100%" draw:stroke-linejoin="round" svg:stroke-linecap="round" draw:fill="none" fo:padding-top="0.148cm" fo:padding-bottom="0.148cm" fo:padding-left="0.273cm" fo:padding-right="0.273cm"/>
    </style:style>
    <style:style style:name="gr3" style:family="graphic" style:parent-style-name="standard">
      <style:graphic-properties draw:stroke="none" draw:fill="none" draw:textarea-vertical-align="middle" fo:min-height="1.111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1.746cm" fo:min-width="2.5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4cm" svg:stroke-color="#9a9a9a" draw:marker-end="Marker_5f_0" draw:marker-end-width="0.314cm" svg:stroke-opacity="100%" draw:stroke-linejoin="round" svg:stroke-linecap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textarea-vertical-align="middle" fo:min-height="0.492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1.36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1.429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0.794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vertical-align="middle" fo:min-height="0.617cm" fo:min-width="2.54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fo:font-size="10pt"/>
    </style:style>
    <style:style style:name="P2" style:family="paragraph">
      <loext:graphic-properties draw:fill="none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T1" style:family="text">
      <style:text-properties fo:color="#333333" style:font-name="Arial1" fo:font-size="10pt" style:font-name-asian="Arial1" style:font-size-asian="10pt" style:font-name-complex="Arial1" style:font-size-complex="10pt"/>
    </style:style>
    <style:style style:name="T2" style:family="text">
      <style:text-properties fo:color="#333333" style:font-name="Arial1" fo:font-size="10pt" style:font-name-asian="Arial1" style:font-size-asian="9pt" style:font-name-complex="Arial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g>
          <draw:path draw:style-name="gr1" draw:text-style-name="P1" draw:layer="layout" svg:width="3.493cm" svg:height="1.27cm" svg:x="3.69cm" svg:y="2.979cm" svg:viewBox="0 0 3494 1271" svg:d="M0 95c0-53 42-95 95-95h3304c52 0 95 42 95 95v1080c0 53-43 96-95 96h-3304c-53 0-95-43-95-96z">
            <text:p/>
          </draw:path>
          <draw:path draw:style-name="gr2" draw:text-style-name="P2" draw:layer="layout" svg:width="3.493cm" svg:height="1.27cm" svg:x="3.69cm" svg:y="2.979cm" svg:viewBox="0 0 3494 1271" svg:d="M0 95c0-53 42-95 95-95h3304c52 0 95 42 95 95v1080c0 53-43 96-95 96h-3304c-53 0-95-43-95-96z">
            <text:p/>
          </draw:path>
        </draw:g>
        <draw:frame draw:style-name="gr3" draw:text-style-name="P4" draw:layer="layout" svg:width="3.35cm" svg:height="1.111cm" svg:x="3.77cm" svg:y="3.058cm">
          <draw:text-box>
            <text:p text:style-name="P3"><text:span text:style-name="T1">Build NumPy</text:span></text:p>
          </draw:text-box>
        </draw:frame>
        <draw:g>
          <draw:path draw:style-name="gr1" draw:text-style-name="P1" draw:layer="layout" svg:width="3.08cm" svg:height="1.847cm" svg:x="10.406cm" svg:y="3.007cm" svg:viewBox="0 0 3081 1848" svg:d="M1459 20c45-27 118-27 162 0l1427 854c44 27 44 72 0 99l-1427 854c-44 27-117 27-162 0l-1426-854c-44-27-44-72 0-99z">
            <text:p/>
          </draw:path>
          <draw:path draw:style-name="gr2" draw:text-style-name="P2" draw:layer="layout" svg:width="3.08cm" svg:height="1.847cm" svg:x="10.406cm" svg:y="3.007cm" svg:viewBox="0 0 3081 1848" svg:d="M1459 20c45-27 118-27 162 0l1427 854c44 27 44 72 0 99l-1427 854c-44 27-117 27-162 0l-1426-854c-44-27-44-72 0-99z">
            <text:p/>
          </draw:path>
        </draw:g>
        <draw:frame draw:style-name="gr4" draw:text-style-name="P4" draw:layer="layout" svg:width="3.016cm" svg:height="1.746cm" svg:x="10.437cm" svg:y="3.058cm">
          <draw:text-box>
            <text:p text:style-name="P3"><text:span text:style-name="T2">Optimization disabled</text:span></text:p>
          </draw:text-box>
        </draw:frame>
        <draw:path draw:style-name="gr5" draw:text-style-name="P2" draw:layer="layout" svg:width="4.739cm" svg:height="1.265cm" svg:x="7.207cm" svg:y="2.348cm" svg:viewBox="0 0 4740 1266" svg:d="M0 1266h539c64 0 95-32 95-96v-1075c0-63 32-95 96-95h3915c63 0 95 32 95 95v541">
          <text:p/>
        </draw:path>
        <draw:path draw:style-name="gr5" draw:text-style-name="P2" draw:layer="layout" svg:width="4.18cm" svg:height="1.087cm" svg:x="13.506cm" svg:y="3.931cm" svg:viewBox="0 0 4181 1088" svg:d="M0 0h4086c63 0 95 32 95 95v993">
          <text:p/>
        </draw:path>
        <draw:frame draw:style-name="gr6" draw:text-style-name="P4" draw:layer="layout" svg:width="1.429cm" svg:height="0.492cm" svg:x="14.771cm" svg:y="3.439cm">
          <draw:text-box>
            <text:p text:style-name="P3"><text:span text:style-name="T1">No</text:span></text:p>
          </draw:text-box>
        </draw:frame>
        <draw:g>
          <draw:path draw:style-name="gr1" draw:text-style-name="P1" draw:layer="layout" svg:width="2.54cm" svg:height="1.429cm" svg:x="16.391cm" svg:y="5.043cm" svg:viewBox="0 0 2541 1430" svg:d="M2033 0c280 0 508 319 508 715s-228 715-508 715h-1525c-281 0-508-319-508-715s227-715 508-715z">
            <text:p/>
          </draw:path>
          <draw:path draw:style-name="gr2" draw:text-style-name="P2" draw:layer="layout" svg:width="2.54cm" svg:height="1.429cm" svg:x="16.391cm" svg:y="5.043cm" svg:viewBox="0 0 2541 1430" svg:d="M2033 0c280 0 508 319 508 715s-228 715-508 715h-1525c-281 0-508-319-508-715s227-715 508-715z">
            <text:p/>
          </draw:path>
        </draw:g>
        <draw:frame draw:style-name="gr7" draw:text-style-name="P4" draw:layer="layout" svg:width="2.381cm" svg:height="1.27cm" svg:x="16.47cm" svg:y="5.122cm">
          <draw:text-box>
            <text:p text:style-name="P3"><text:span text:style-name="T1">Init optimization infra</text:span></text:p>
          </draw:text-box>
        </draw:frame>
        <draw:g>
          <draw:path draw:style-name="gr1" draw:text-style-name="P1" draw:layer="layout" svg:width="2.54cm" svg:height="1.27cm" svg:x="12.581cm" svg:y="5.122cm" svg:viewBox="0 0 2541 1271" svg:d="M2032 0c281 0 509 284 509 635s-228 636-509 636h-1524c-281 0-508-285-508-636s227-635 508-635z">
            <text:p/>
          </draw:path>
          <draw:path draw:style-name="gr2" draw:text-style-name="P2" draw:layer="layout" svg:width="2.54cm" svg:height="1.27cm" svg:x="12.581cm" svg:y="5.122cm" svg:viewBox="0 0 2541 1271" svg:d="M2032 0c281 0 509 284 509 635s-228 636-509 636h-1524c-281 0-508-285-508-636s227-635 508-635z">
            <text:p/>
          </draw:path>
        </draw:g>
        <draw:frame draw:style-name="gr3" draw:text-style-name="P4" draw:layer="layout" svg:width="2.381cm" svg:height="1.111cm" svg:x="12.66cm" svg:y="5.201cm">
          <draw:text-box>
            <text:p text:style-name="P3"><text:span text:style-name="T1">Discover </text:span><text:span text:style-name="T1">the </text:span><text:span text:style-name="T1">environme</text:span><text:span text:style-name="T1">nt</text:span></text:p>
          </draw:text-box>
        </draw:frame>
        <draw:line draw:style-name="gr5" draw:text-style-name="P2" draw:layer="layout" svg:x1="16.366cm" svg:y1="5.756cm" svg:x2="15.144cm" svg:y2="5.756cm">
          <text:p/>
        </draw:line>
        <draw:g>
          <draw:path draw:style-name="gr1" draw:text-style-name="P1" draw:layer="layout" svg:width="2.453cm" svg:height="1.838cm" svg:x="10.481cm" svg:y="6.822cm" svg:viewBox="0 0 2454 1839" svg:d="M1150 23c43-31 110-31 153 0l1118 839c43 31 43 83 0 115l-1118 838c-43 32-110 32-153 0l-1118-838c-43-32-43-84 0-115z">
            <text:p/>
          </draw:path>
          <draw:path draw:style-name="gr2" draw:text-style-name="P2" draw:layer="layout" svg:width="2.453cm" svg:height="1.838cm" svg:x="10.481cm" svg:y="6.822cm" svg:viewBox="0 0 2454 1839" svg:d="M1150 23c43-31 110-31 153 0l1118 839c43 31 43 83 0 115l-1118 838c-43 32-110 32-153 0l-1118-838c-43-32-43-84 0-115z">
            <text:p/>
          </draw:path>
        </draw:g>
        <draw:frame draw:style-name="gr4" draw:text-style-name="P4" draw:layer="layout" svg:width="2.381cm" svg:height="1.746cm" svg:x="10.517cm" svg:y="6.868cm">
          <draw:text-box>
            <text:p text:style-name="P3"><text:span text:style-name="T1">Cache</text:span></text:p>
          </draw:text-box>
        </draw:frame>
        <draw:path draw:style-name="gr5" draw:text-style-name="P2" draw:layer="layout" svg:width="0.852cm" svg:height="1.1cm" svg:x="11.708cm" svg:y="5.7cm" svg:viewBox="0 0 853 1101" svg:d="M853 0h-758c-63 0-95 32-95 95v1006">
          <text:p/>
        </draw:path>
        <draw:line draw:style-name="gr5" draw:text-style-name="P2" draw:layer="layout" svg:x1="12.955cm" svg:y1="7.741cm" svg:x2="15.096cm" svg:y2="7.741cm">
          <text:p/>
        </draw:line>
        <draw:g>
          <draw:path draw:style-name="gr1" draw:text-style-name="P1" draw:layer="layout" svg:width="3.175cm" svg:height="1.27cm" svg:x="15.121cm" svg:y="7.106cm" svg:viewBox="0 0 3176 1271" svg:d="M2541 0c350 0 635 284 635 635s-285 636-635 636h-1906c-351 0-635-285-635-636s284-635 635-635z">
            <text:p/>
          </draw:path>
          <draw:path draw:style-name="gr2" draw:text-style-name="P2" draw:layer="layout" svg:width="3.175cm" svg:height="1.27cm" svg:x="15.121cm" svg:y="7.106cm" svg:viewBox="0 0 3176 1271" svg:d="M2541 0c350 0 635 284 635 635s-285 636-635 636h-1906c-351 0-635-285-635-636s284-635 635-635z">
            <text:p/>
          </draw:path>
        </draw:g>
        <draw:frame draw:style-name="gr3" draw:text-style-name="P4" draw:layer="layout" svg:width="3.016cm" svg:height="1.111cm" svg:x="15.2cm" svg:y="7.186cm">
          <draw:text-box>
            <text:p text:style-name="P3"><text:span text:style-name="T1">Parse &amp; Validate args</text:span></text:p>
          </draw:text-box>
        </draw:frame>
        <draw:g>
          <draw:path draw:style-name="gr1" draw:text-style-name="P1" draw:layer="layout" svg:width="3.175cm" svg:height="1.429cm" svg:x="15.121cm" svg:y="9.884cm" svg:viewBox="0 0 3176 1430" svg:d="M2541 0c350 0 635 319 635 715s-285 715-635 715h-1906c-351 0-635-319-635-715s284-715 635-715z">
            <text:p/>
          </draw:path>
          <draw:path draw:style-name="gr2" draw:text-style-name="P2" draw:layer="layout" svg:width="3.175cm" svg:height="1.429cm" svg:x="15.121cm" svg:y="9.884cm" svg:viewBox="0 0 3176 1430" svg:d="M2541 0c350 0 635 319 635 715s-285 715-635 715h-1906c-351 0-635-319-635-715s284-715 635-715z">
            <text:p/>
          </draw:path>
        </draw:g>
        <draw:frame draw:style-name="gr7" draw:text-style-name="P4" draw:layer="layout" svg:width="3.016cm" svg:height="1.27cm" svg:x="15.2cm" svg:y="9.964cm">
          <draw:text-box>
            <text:p text:style-name="P3"><text:span text:style-name="T1">Check </text:span><text:span text:style-name="T1">compiler </text:span><text:span text:style-name="T1">support</text:span></text:p>
          </draw:text-box>
        </draw:frame>
        <draw:g>
          <draw:path draw:style-name="gr1" draw:text-style-name="P1" draw:layer="layout" svg:width="2.869cm" svg:height="1.27cm" svg:x="10.273cm" svg:y="9.964cm" svg:viewBox="0 0 2870 1271" svg:d="M2295 0c318 0 575 284 575 635s-257 636-575 636h-1722c-316 0-573-285-573-636s257-635 573-635z">
            <text:p/>
          </draw:path>
          <draw:path draw:style-name="gr2" draw:text-style-name="P2" draw:layer="layout" svg:width="2.869cm" svg:height="1.27cm" svg:x="10.273cm" svg:y="9.964cm" svg:viewBox="0 0 2870 1271" svg:d="M2295 0c318 0 575 284 575 635s-257 636-575 636h-1722c-316 0-573-285-573-636s257-635 573-635z">
            <text:p/>
          </draw:path>
        </draw:g>
        <draw:frame draw:style-name="gr3" draw:text-style-name="P4" draw:layer="layout" svg:width="2.715cm" svg:height="1.111cm" svg:x="10.353cm" svg:y="10.043cm">
          <draw:text-box>
            <text:p text:style-name="P3"><text:span text:style-name="T1">Generating config header</text:span></text:p>
          </draw:text-box>
        </draw:frame>
        <draw:line draw:style-name="gr5" draw:text-style-name="P2" draw:layer="layout" svg:x1="15.096cm" svg:y1="10.598cm" svg:x2="13.165cm" svg:y2="10.598cm">
          <text:p/>
        </draw:line>
        <draw:path draw:style-name="gr5" draw:text-style-name="P2" draw:layer="layout" svg:width="7.964cm" svg:height="2.834cm" svg:x="2.421cm" svg:y="3.931cm" svg:viewBox="0 0 7965 2835" svg:d="M7965 0h-1678c-64 0-95 32-95 95v1239c0 63-32 95-95 95h-6002c-63 0-95 32-95 96v1310">
          <text:p/>
        </draw:path>
        <draw:g>
          <draw:path draw:style-name="gr1" draw:text-style-name="P1" draw:layer="layout" svg:width="1.905cm" svg:height="1.905cm" svg:x="1.468cm" svg:y="6.789cm" svg:viewBox="0 0 1906 1906" svg:d="M1906 1715c0 105-427 191-954 191-526 0-952-86-952-191v-1525c0-105 426-190 952-190 527 0 954 85 954 190z">
            <text:p/>
          </draw:path>
          <draw:path draw:style-name="gr2" draw:text-style-name="P2" draw:layer="layout" svg:width="1.905cm" svg:height="1.905cm" svg:x="1.468cm" svg:y="6.789cm" svg:viewBox="0 0 1906 1906" svg:d="M1906 1715c0 105-427 191-954 191-526 0-952-86-952-191v-1525c0-105 426-190 952-190 527 0 954 85 954 190z">
            <text:p/>
          </draw:path>
        </draw:g>
        <draw:path draw:style-name="gr2" draw:text-style-name="P2" draw:layer="layout" svg:width="1.905cm" svg:height="0.191cm" svg:x="1.468cm" svg:y="6.979cm" svg:viewBox="0 0 1906 192" svg:d="M1906 0c0 105-427 192-954 192-526 0-952-87-952-192">
          <text:p/>
        </draw:path>
        <draw:frame draw:style-name="gr8" draw:text-style-name="P4" draw:layer="layout" svg:width="1.746cm" svg:height="1.365cm" svg:x="1.547cm" svg:y="7.249cm">
          <draw:text-box>
            <text:p text:style-name="P3"><text:span text:style-name="T1">Source tree</text:span></text:p>
          </draw:text-box>
        </draw:frame>
        <draw:g>
          <draw:path draw:style-name="gr1" draw:text-style-name="P1" draw:layer="layout" svg:width="2.54cm" svg:height="1.905cm" svg:x="5.754cm" svg:y="6.789cm" svg:viewBox="0 0 2541 1906" svg:d="M0 95c0-53 42-95 95-95h2350c53 0 96 42 96 95v1811c-424-318-689-318-848-318-254 0-593 318-847 318-158 0-424 0-846-318z">
            <text:p/>
          </draw:path>
          <draw:path draw:style-name="gr2" draw:text-style-name="P2" draw:layer="layout" svg:width="2.54cm" svg:height="1.905cm" svg:x="5.754cm" svg:y="6.789cm" svg:viewBox="0 0 2541 1906" svg:d="M0 95c0-53 42-95 95-95h2350c53 0 96 42 96 95v1811c-424-318-689-318-848-318-254 0-593 318-847 318-158 0-424 0-846-318z">
            <text:p/>
          </draw:path>
        </draw:g>
        <draw:frame draw:style-name="gr9" draw:text-style-name="P4" draw:layer="layout" svg:width="2.381cm" svg:height="1.429cm" svg:x="5.833cm" svg:y="6.868cm">
          <draw:text-box>
            <text:p text:style-name="P3"><text:span text:style-name="T1">Fetch dispatch-</text:span><text:span text:style-name="T1">able sources</text:span></text:p>
          </draw:text-box>
        </draw:frame>
        <draw:line draw:style-name="gr5" draw:text-style-name="P2" draw:layer="layout" svg:x1="10.459cm" svg:y1="7.741cm" svg:x2="8.318cm" svg:y2="7.741cm">
          <text:p/>
        </draw:line>
        <draw:frame draw:style-name="gr10" draw:text-style-name="P4" draw:layer="layout" svg:width="3.651cm" svg:height="0.794cm" svg:x="3.452cm" svg:y="4.646cm">
          <draw:text-box>
            <text:p text:style-name="P3"><text:span text:style-name="T1">Yes</text:span></text:p>
          </draw:text-box>
        </draw:frame>
        <draw:line draw:style-name="gr5" draw:text-style-name="P2" draw:layer="layout" svg:x1="7.024cm" svg:y1="8.557cm" svg:x2="7.024cm" svg:y2="9.939cm">
          <text:p/>
        </draw:line>
        <draw:polyline draw:style-name="gr5" draw:text-style-name="P2" draw:layer="layout" svg:width="0cm" svg:height="1.459cm" svg:x="16.708cm" svg:y="8.4cm" svg:viewBox="0 0 0 1460" draw:points="0,0 0,730 0,1460">
          <text:p/>
        </draw:polyline>
        <draw:g>
          <draw:path draw:style-name="gr1" draw:text-style-name="P1" draw:layer="layout" svg:width="2.54cm" svg:height="1.27cm" svg:x="5.754cm" svg:y="9.964cm" svg:viewBox="0 0 2541 1271" svg:d="M2032 0c281 0 509 284 509 635s-228 636-509 636h-1524c-281 0-508-285-508-636s227-635 508-635z">
            <text:p/>
          </draw:path>
          <draw:path draw:style-name="gr2" draw:text-style-name="P2" draw:layer="layout" svg:width="2.54cm" svg:height="1.27cm" svg:x="5.754cm" svg:y="9.964cm" svg:viewBox="0 0 2541 1271" svg:d="M2032 0c281 0 509 284 509 635s-228 636-509 636h-1524c-281 0-508-285-508-636s227-635 508-635z">
            <text:p/>
          </draw:path>
        </draw:g>
        <draw:frame draw:style-name="gr3" draw:text-style-name="P4" draw:layer="layout" svg:width="2.381cm" svg:height="1.111cm" svg:x="5.833cm" svg:y="10.043cm">
          <draw:text-box>
            <text:p text:style-name="P3"><text:span text:style-name="T1">Handling</text:span></text:p>
          </draw:text-box>
        </draw:frame>
        <draw:polyline draw:style-name="gr5" draw:text-style-name="P2" draw:layer="layout" svg:width="0cm" svg:height="1.256cm" svg:x="11.708cm" svg:y="8.682cm" svg:viewBox="0 0 0 1257" draw:points="0,1257 0,628 0,0">
          <text:p/>
        </draw:polyline>
        <draw:line draw:style-name="gr5" draw:text-style-name="P2" draw:layer="layout" svg:x1="5.73cm" svg:y1="7.741cm" svg:x2="3.397cm" svg:y2="7.741cm">
          <text:p/>
        </draw:line>
        <draw:g>
          <draw:path draw:style-name="gr1" draw:text-style-name="P1" draw:layer="layout" svg:width="2.54cm" svg:height="1.905cm" svg:x="1.151cm" svg:y="9.646cm" svg:viewBox="0 0 2541 1906" svg:d="M0 95c0-53 42-95 95-95h2350c53 0 96 42 96 95v1715c0 53-43 96-96 96h-2350c-53 0-95-43-95-96z">
            <text:p/>
          </draw:path>
          <draw:path draw:style-name="gr2" draw:text-style-name="P2" draw:layer="layout" svg:width="2.54cm" svg:height="1.905cm" svg:x="1.151cm" svg:y="9.646cm" svg:viewBox="0 0 2541 1906" svg:d="M0 95c0-53 42-95 95-95h2350c53 0 96 42 96 95v1715c0 53-43 96-96 96h-2350c-53 0-95-43-95-96z">
            <text:p/>
          </draw:path>
        </draw:g>
        <draw:frame draw:style-name="gr4" draw:text-style-name="P4" draw:layer="layout" svg:width="2.381cm" svg:height="1.746cm" svg:x="1.23cm" svg:y="9.726cm">
          <draw:text-box>
            <text:p text:style-name="P3"><text:span text:style-name="T1">Compiling &amp; linking</text:span></text:p>
          </draw:text-box>
        </draw:frame>
        <draw:line draw:style-name="gr5" draw:text-style-name="P2" draw:layer="layout" svg:x1="2.421cm" svg:y1="8.717cm" svg:x2="2.421cm" svg:y2="9.622cm">
          <text:p/>
        </draw:line>
        <draw:line draw:style-name="gr5" draw:text-style-name="P2" draw:layer="layout" svg:x1="5.73cm" svg:y1="10.598cm" svg:x2="3.714cm" svg:y2="10.598cm">
          <text:p/>
        </draw:line>
        <draw:frame draw:style-name="gr10" draw:text-style-name="P4" draw:layer="layout" svg:width="1.905cm" svg:height="0.794cm" svg:x="8.58cm" svg:y="7.052cm">
          <draw:text-box>
            <text:p text:style-name="P3"><text:span text:style-name="T1">Yes</text:span></text:p>
          </draw:text-box>
        </draw:frame>
        <draw:frame draw:style-name="gr10" draw:text-style-name="P4" draw:layer="layout" svg:width="3.651cm" svg:height="0.794cm" svg:x="3.453cm" svg:y="4.646cm">
          <draw:text-box>
            <text:p text:style-name="P3"><text:span text:style-name="T1">Y</text:span><text:span text:style-name="T1">es</text:span></text:p>
          </draw:text-box>
        </draw:frame>
        <draw:frame draw:style-name="gr11" draw:text-style-name="P4" draw:layer="layout" svg:width="1.524cm" svg:height="0.617cm" svg:x="13.152cm" svg:y="7.133cm">
          <draw:text-box>
            <text:p text:style-name="P3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0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0-06-02T09:18:21.344723855</dc:date>
    <meta:editing-duration>PT10H37M9S</meta:editing-duration>
    <meta:editing-cycles>7</meta:editing-cycles>
    <meta:document-statistic meta:object-count="68"/>
  </office:meta>
</office:document-meta>
</file>